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48958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0520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8229166666666667in"/>
    </style:style>
    <style:style style:name="co9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victim-age-gender-race">
      <style:table-properties table:display="true" style:writing-mode="lr-tb"/>
    </style:style>
    <style:style style:name="ta2" style:family="table" style:master-page-name="PageStyle_5f_offender-age-gender-race">
      <style:table-properties table:display="true" style:writing-mode="lr-tb"/>
    </style:style>
    <style:style style:name="ta3" style:family="table" style:master-page-name="PageStyle_5f_location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vehicle-counts-by-type">
      <style:table-properties table:display="true" style:writing-mode="lr-tb"/>
    </style:style>
    <style:style style:name="ta6" style:family="table" style:master-page-name="PageStyle_5f_theft-day-and-tim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age-gender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Male 0 - 18</text:p>
          </table:table-cell>
          <table:table-cell table:style-name="ce21" office:value-type="string">
            <text:p>Male 19 - 35</text:p>
          </table:table-cell>
          <table:table-cell table:style-name="ce21" office:value-type="string">
            <text:p>Male 36+</text:p>
          </table:table-cell>
          <table:table-cell table:style-name="ce21" office:value-type="string">
            <text:p>Female 0 - 18</text:p>
          </table:table-cell>
          <table:table-cell table:style-name="ce21" office:value-type="string">
            <text:p>Female 19 - 35</text:p>
          </table:table-cell>
          <table:table-cell table:style-name="ce21" office:value-type="string">
            <text:p>Female 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1018">
            <text:p>1018</text:p>
          </table:table-cell>
          <table:table-cell table:style-name="ce21" office:value-type="float" office:value="1414">
            <text:p>1414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694">
            <text:p>694</text:p>
          </table:table-cell>
          <table:table-cell table:style-name="ce21" office:value-type="float" office:value="903">
            <text:p>90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54">
            <text:p>554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631">
            <text:p>631</text:p>
          </table:table-cell>
          <table:table-cell table:style-name="ce21" office:value-type="float" office:value="726">
            <text:p>726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2170">
            <text:p>2170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694">
            <text:p>1694</text:p>
          </table:table-cell>
        </table:table-row>
      </table:table>
      <table:table table:name="offender-age-gender-race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Male 0 - 18</text:p>
          </table:table-cell>
          <table:table-cell table:style-name="ce21" office:value-type="string">
            <text:p>Male 19 - 35</text:p>
          </table:table-cell>
          <table:table-cell table:style-name="ce21" office:value-type="string">
            <text:p>Male 36+</text:p>
          </table:table-cell>
          <table:table-cell table:style-name="ce21" office:value-type="string">
            <text:p>Female 0 - 18</text:p>
          </table:table-cell>
          <table:table-cell table:style-name="ce21" office:value-type="string">
            <text:p>Female 19 - 35</text:p>
          </table:table-cell>
          <table:table-cell table:style-name="ce21" office:value-type="string">
            <text:p>Female 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849">
            <text:p>849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799">
            <text:p>799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365">
            <text:p>1365</text:p>
          </table:table-cell>
          <table:table-cell table:style-name="ce21" office:value-type="float" office:value="1881">
            <text:p>1881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138">
            <text:p>138</text:p>
          </table:table-cell>
        </table:table-row>
      </table:table>
      <table:table table:name="location" table:style-name="ta3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268">
            <text:p>268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262">
            <text:p>1262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2150">
            <text:p>2150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3349">
            <text:p>3349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401">
            <text:p>40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8289">
            <text:p>8289</text:p>
          </table:table-cell>
        </table:table-row>
      </table:table>
      <table:table table:name="point-of-entry-exit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Point of Entry/Exit During Vehicle Theft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1" office:value-type="string">
            <text:p>Front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Rear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ide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Atti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ent/AC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ndow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oor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262">
            <text:p>262</text:p>
          </table:table-cell>
        </table:table-row>
        <table:table-row table:style-name="ro2">
          <table:table-cell table:style-name="ce21" office:value-type="string">
            <text:p>Patio/Sliding D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lcony/Fire Esc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ttached Garag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Wal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ehicle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Floo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of/Skyligh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idden Withi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58">
            <text:p>358</text:p>
          </table:table-cell>
        </table:table-row>
      </table:table>
      <table:table table:name="vehicle-counts-by-type" table:style-name="ta5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Type</text:p>
          </table:table-cell>
          <table:table-cell table:style-name="ce21" office:value-type="string">
            <text:p>Stolen</text:p>
          </table:table-cell>
          <table:table-cell table:style-name="ce21" office:value-type="string">
            <text:p>Recovered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1" office:value-type="float" office:value="6591">
            <text:p>6591</text:p>
          </table:table-cell>
          <table:table-cell table:style-name="ce21" office:value-type="float" office:value="4407">
            <text:p>4407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1" office:value-type="float" office:value="416">
            <text:p>416</text:p>
          </table:table-cell>
          <table:table-cell table:style-name="ce21" office:value-type="float" office:value="258">
            <text:p>258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1" office:value-type="float" office:value="614">
            <text:p>614</text:p>
          </table:table-cell>
          <table:table-cell table:style-name="ce21" office:value-type="float" office:value="229">
            <text:p>229</text:p>
          </table:table-cell>
        </table:table-row>
      </table:table>
      <table:table table:name="theft-day-and-time" table:style-name="ta6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929">
            <text:p>929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956">
            <text:p>956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291">
            <text:p>2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age-gender-race" style:display-name="PageStyle_victim-age-gender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race" style:display-name="PageStyle_offender-age-gender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ehicle-counts-by-type" style:display-name="PageStyle_vehicle-counts-by-typ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heft-day-and-time" style:display-name="PageStyle_theft-day-and-tim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